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c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*[.A2]+100*[.B2]+[.C2]" office:value-type="float" office:value="10000" calcext:value-type="float">
            <text:p>1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thlet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];[.E2];[.F2];[.G2];[.H2];[.I2];[.J2];[.K2];[.L2])" office:value-type="string" office:string-value="(10000, 'Athletik', 'A', 1)," calcext:value-type="string">
            <text:p>(10000, 'Athletik', 'A', 1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*[.A3]+100*[.B3]+[.C3]" office:value-type="float" office:value="10100" calcext:value-type="float">
            <text:p>101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ett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];[.E3];[.F3];[.G3];[.H3];[.I3];[.J3];[.K3];[.L3])" office:value-type="string" office:string-value="(10100, 'Klettern', 'A', 0)," calcext:value-type="string">
            <text:p>(10100, 'Klettern', 'A', 0)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*[.A4]+100*[.B4]+[.C4]" office:value-type="float" office:value="10101" calcext:value-type="float">
            <text:p>101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gebirgsklett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];[.E4];[.F4];[.G4];[.H4];[.I4];[.J4];[.K4];[.L4])" office:value-type="string" office:string-value="(10101, 'Hochgebirgsklettern', 'S', 0)," calcext:value-type="string">
            <text:p>(10101, 'Hochgebirgsklettern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*[.A5]+100*[.B5]+[.C5]" office:value-type="float" office:value="10102" calcext:value-type="float">
            <text:p>101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ssadenklett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];[.E5];[.F5];[.G5];[.H5];[.I5];[.J5];[.K5];[.L5])" office:value-type="string" office:string-value="(10102, 'Fassadenklettern', 'S', 0)," calcext:value-type="string">
            <text:p>(10102, 'Fassadenklettern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*[.A6]+100*[.B6]+[.C6]" office:value-type="float" office:value="10103" calcext:value-type="float">
            <text:p>101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hlenklett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];[.E6];[.F6];[.G6];[.H6];[.I6];[.J6];[.K6];[.L6])" office:value-type="string" office:string-value="(10103, 'Höhlenklettern', 'S', 0)," calcext:value-type="string">
            <text:p>(10103, 'Höhlenklettern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*[.A7]+100*[.B7]+[.C7]" office:value-type="float" office:value="10104" calcext:value-type="float">
            <text:p>101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eiklett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];[.E7];[.F7];[.G7];[.H7];[.I7];[.J7];[.K7];[.L7])" office:value-type="string" office:string-value="(10104, 'Freiklettern', 'S', 0)," calcext:value-type="string">
            <text:p>(10104, 'Freiklettern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*[.A8]+100*[.B8]+[.C8]" office:value-type="float" office:value="10105" calcext:value-type="float">
            <text:p>101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isches Klett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];[.E8];[.F8];[.G8];[.H8];[.I8];[.J8];[.K8];[.L8])" office:value-type="string" office:string-value="(10105, 'Technisches Klettern', 'S', 0)," calcext:value-type="string">
            <text:p>(10105, 'Technisches Klettern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*[.A9]+100*[.B9]+[.C9]" office:value-type="float" office:value="10106" calcext:value-type="float">
            <text:p>101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henrettung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];[.E9];[.F9];[.G9];[.H9];[.I9];[.J9];[.K9];[.L9])" office:value-type="string" office:string-value="(10106, 'Höhenrettung', 'S', 0)," calcext:value-type="string">
            <text:p>(10106, 'Höhenrettung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*[.A10]+100*[.B10]+[.C10]" office:value-type="float" office:value="10107" calcext:value-type="float">
            <text:p>101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uld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];[.E10];[.F10];[.G10];[.H10];[.I10];[.J10];[.K10];[.L10])" office:value-type="string" office:string-value="(10107, 'Bouldern', 'S', 0)," calcext:value-type="string">
            <text:p>(10107, 'Bouldern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*[.A11]+100*[.B11]+[.C11]" office:value-type="float" office:value="10108" calcext:value-type="float">
            <text:p>101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cour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];[.E11];[.F11];[.G11];[.H11];[.I11];[.J11];[.K11];[.L11])" office:value-type="string" office:string-value="(10108, 'Parcour', 'S', 0)," calcext:value-type="string">
            <text:p>(10108, 'Parcour', 'S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*[.A12]+100*[.B12]+[.C12]" office:value-type="float" office:value="10109" calcext:value-type="float">
            <text:p>101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anyoning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];[.E12];[.F12];[.G12];[.H12];[.I12];[.J12];[.K12];[.L12])" office:value-type="string" office:string-value="(10109, 'Canyoning', 'S', 0)," calcext:value-type="string">
            <text:p>(10109, 'Canyoning', 'S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*[.A13]+100*[.B13]+[.C13]" office:value-type="float" office:value="10200" calcext:value-type="float">
            <text:p>102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];[.E13];[.F13];[.G13];[.H13];[.I13];[.J13];[.K13];[.L13])" office:value-type="string" office:string-value="(10200, 'Laufen', 'A', 0)," calcext:value-type="string">
            <text:p>(10200, 'Lauf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*[.A14]+100*[.B14]+[.C14]" office:value-type="float" office:value="10201" calcext:value-type="float">
            <text:p>102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int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];[.E14];[.F14];[.G14];[.H14];[.I14];[.J14];[.K14];[.L14])" office:value-type="string" office:string-value="(10201, 'Sprinten', 'S', 0)," calcext:value-type="string">
            <text:p>(10201, 'Sprinten', 'S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*[.A15]+100*[.B15]+[.C15]" office:value-type="float" office:value="10202" calcext:value-type="float">
            <text:p>102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treckenlauf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];[.E15];[.F15];[.G15];[.H15];[.I15];[.J15];[.K15];[.L15])" office:value-type="string" office:string-value="(10202, 'Langstreckenlauf', 'S', 0)," calcext:value-type="string">
            <text:p>(10202, 'Langstreckenlauf', 'S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*[.A16]+100*[.B16]+[.C16]" office:value-type="float" office:value="10203" calcext:value-type="float">
            <text:p>102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athonlauf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];[.E16];[.F16];[.G16];[.H16];[.I16];[.J16];[.K16];[.L16])" office:value-type="string" office:string-value="(10203, 'Marathonlauf', 'S', 0)," calcext:value-type="string">
            <text:p>(10203, 'Marathonlauf', 'S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*[.A17]+100*[.B17]+[.C17]" office:value-type="float" office:value="10204" calcext:value-type="float">
            <text:p>102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gg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];[.E17];[.F17];[.G17];[.H17];[.I17];[.J17];[.K17];[.L17])" office:value-type="string" office:string-value="(10204, 'Joggen', 'S', 0)," calcext:value-type="string">
            <text:p>(10204, 'Joggen', 'S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*[.A18]+100*[.B18]+[.C18]" office:value-type="float" office:value="10205" calcext:value-type="float">
            <text:p>102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nder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];[.E18];[.F18];[.G18];[.H18];[.I18];[.J18];[.K18];[.L18])" office:value-type="string" office:string-value="(10205, 'Wandern', 'S', 0)," calcext:value-type="string">
            <text:p>(10205, 'Wandern', 'S', 0),</text:p>
          </table:table-cell>
        </table:table-row>
        <table:table-row table:style-name="ro1">
          <table:table-cell table:number-columns-repeated="4"/>
          <table:table-cell table:formula="of:=10000*[.A19]+100*[.B19]+[.C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0]+100*[.B20]+[.C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1]+100*[.B21]+[.C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2]+100*[.B22]+[.C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3]+100*[.B23]+[.C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4]+100*[.B24]+[.C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5]+100*[.B25]+[.C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6]+100*[.B26]+[.C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7]+100*[.B27]+[.C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8]+100*[.B28]+[.C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29]+100*[.B29]+[.C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0]+100*[.B30]+[.C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1]+100*[.B31]+[.C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2]+100*[.B32]+[.C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3]+100*[.B33]+[.C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4]+100*[.B34]+[.C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5]+100*[.B35]+[.C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10000*[.A36]+100*[.B36]+[.C36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06:39:55.680518491</meta:creation-date>
    <dc:date>2025-08-08T07:21:47.052139805</dc:date>
    <meta:editing-duration>PT18M47S</meta:editing-duration>
    <meta:editing-cycles>2</meta:editing-cycles>
    <meta:generator>LibreOffice/25.2.5.2$Linux_X86_64 LibreOffice_project/fb4792146257752f54eab576deb869869b108571</meta:generator>
    <meta:document-statistic meta:table-count="1" meta:cell-count="246" meta:object-count="0"/>
  </office:meta>
</office:document-meta>
</file>